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 after we run a ChIP-seq experiment, the first step is usually trying to find peaks. Where are the</text:p>
      <text:p text:style-name="Standard">locations that this protein was bound? There are many algorithms for peak finding. In this slide, we're</text:p>
      <text:p text:style-name="Standard">showing you some of the most popular and some of the characteristics of these popular algorithms.</text:p>
      <text:p text:style-name="Standard">We're going to focus on one of them, MACS-- tell you a little bit about how that works. First, remember</text:p>
      <text:p text:style-name="Standard">that there's different kinds of peaks. There's the spikey ones and the broad and the very broad. MACS</text:p>
      <text:p text:style-name="Standard">is designed for the spikey peaks. In the first step, it makes an assumption of the type of peak that we</text:p>
      <text:p text:style-name="Standard">should observe, remembering that we have two peaks, one for each strand.</text:p>
      <text:p text:style-name="Standard">So it searches the genome for locations where we see peaks like this and it creates a list of candidate</text:p>
      <text:p text:style-name="Standard">regions. Once these candidate regions are found, then we have to decide if it's significant or not, if the</text:p>
      <text:p text:style-name="Standard">counts that we see in these regions is significantly different than what we would see by chance. So to</text:p>
      <text:p text:style-name="Standard">do this, it needs to create a background model.</text:p>
      <text:p text:style-name="Standard">So what it does is it assumes it's Poisson. But what's the rate of this Poisson? So MACS uses four</text:p>
      <text:p text:style-name="Standard">options and then it picks the maximums, as we'll describe in a second. The first thing it does is it</text:p>
      <text:p text:style-name="Standard">calculates the average rate of reads that we would see in the entire genome, the background rate of</text:p>
      <text:p text:style-name="Standard">the entire genome. And then it takes windows of size 1,000, 5,000 and 10,000, centered at the</text:p>
      <text:p text:style-name="Standard">candidate region's center. And it computes the rate in each one of these.</text:p>
      <text:p text:style-name="Standard">What this does is it gives us an opportunity to find small regions that have very high values, even in the</text:p>
      <text:p text:style-name="Standard">input channel, and it lets us discard these peaks because it has nothing to do with the protein being</text:p>
      <text:p text:style-name="Standard">bound or not. So once we have selected this lambda, then we go back to the candidate region and we</text:p>
      <text:p text:style-name="Standard">simply perform a hypothesis test using the Poisson model to ask the question, is the rate in the</text:p>
      <text:p text:style-name="Standard">candidate region different than the background rate? And that will give us a p-value for each peak.</text:p>
      <text:p text:style-name="Standard">Then you can use filters based on these p-values to decide what is called a peak and what is not. So</text:p>
      <text:p text:style-name="Standard">once you're done with this procedure, you end up with a series of regions that are determined to be</text:p>
      <text:p text:style-name="Standard">peaks. So after we run a peak finding algorithm such as MACS, we have a series of regions that are</text:p>
      <text:p text:style-name="Standard">determined to be peaks for each sample. In the next step, we can then compare these peak heights</text:p>
      <text:p text:style-name="Standard">across conditions. 1So we can create a table with the regions that are determined to be peaks and have the heights as</text:p>
      <text:p text:style-name="Standard">entries in this matrix. And now we can perform similar analyses. We can ask if the height of a peak is</text:p>
      <text:p text:style-name="Standard">higher in one condition compared to the other. And to do this, we can use the statistical techniques that</text:p>
      <text:p text:style-name="Standard">we used for gene expression data. We're going to show you how to do that in the next modu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EB </meta:initial-creator>
    <meta:creation-date>2014-06-06T11:58:45</meta:creation-date>
    <dc:date>2014-06-06T12:27:17</dc:date>
    <dc:creator>UEB </dc:creator>
    <meta:editing-duration>PT8M2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9" meta:word-count="532" meta:character-count="2837" meta:non-whitespace-character-count="2306"/>
  </office:meta>
</office:document-meta>
</file>